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(Rimpa Congregation Territory Map, Line 3</text:span>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Rimpa Congregation Territory Map, Line 6, Line 3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Rimpa Congregation Territory Map, Line 7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Rimpa Congregation Territory Map, Line 7, Line 8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Rimpa Congregation Territory Map, Line 8, Line 9, Line 1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Rimpa Congregation Territory Map, Line 6, Line 17, Line 24, Line 26, Line 4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7:56:30.710724270</meta:creation-date>
    <dc:date>2023-05-28T08:20:02.348472303</dc:date>
    <meta:editing-duration>PT13M31S</meta:editing-duration>
    <meta:editing-cycles>2</meta:editing-cycles>
    <meta:generator>LibreOffice/7.3.7.2$Linux_X86_64 LibreOffice_project/30$Build-2</meta:generator>
    <meta:document-statistic meta:table-count="1" meta:cell-count="12" meta:object-count="0"/>
  </office:meta>
</office:document-meta>
</file>